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389" officeooo:paragraph-rsid="00185389"/>
    </style:style>
    <style:style style:name="P2" style:family="paragraph" style:parent-style-name="Standard">
      <style:paragraph-properties fo:text-align="center" style:justify-single-word="false"/>
      <style:text-properties officeooo:rsid="00185389" officeooo:paragraph-rsid="00185389"/>
    </style:style>
    <style:style style:name="P3" style:family="paragraph" style:parent-style-name="Standard">
      <style:text-properties fo:font-weight="bold" officeooo:rsid="00185389" officeooo:paragraph-rsid="00185389" style:font-weight-asian="bold" style:font-weight-complex="bold"/>
    </style:style>
    <style:style style:name="P4" style:family="paragraph" style:parent-style-name="Standard">
      <style:text-properties officeooo:rsid="00185389" officeooo:paragraph-rsid="00185389"/>
    </style:style>
    <style:style style:name="P5" style:family="paragraph" style:parent-style-name="Standard">
      <style:text-properties fo:font-weight="bold" officeooo:rsid="0019f4fe" officeooo:paragraph-rsid="0019f4fe" style:font-weight-asian="bold" style:font-weight-complex="bold"/>
    </style:style>
    <style:style style:name="P6" style:family="paragraph" style:parent-style-name="Standard">
      <style:text-properties fo:font-weight="bold" officeooo:rsid="001a772b" officeooo:paragraph-rsid="001a772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Members :</text:p>
      <text:p text:style-name="P2">Vishwanadh Rapolu – 140050046</text:p>
      <text:p text:style-name="P2">Rohith Reddy Gangam – 140050060</text:p>
      <text:p text:style-name="P1"><text:span text:style-name="T1">Topic :</text:span> To find collisions in MD5 Hash</text:p>
      <text:p text:style-name="P1"/>
      <text:p text:style-name="P3">Description :</text:p>
      <text:p text:style-name="P1">Find 2 block collision for MD5 hash function( fixed initial vector) which follows Merkle-</text:p>
      <text:p text:style-name="P1">Demagard Construction. [1] specifies sufficient conditions on message blocks and the intermediate</text:p>
      <text:p text:style-name="P1">hash values to form a collision.</text:p>
      <text:p text:style-name="P1">We found the collision for 1st block with conditions as mentioned in [1] using single message</text:p>
      <text:p text:style-name="P1">modification, Multi message modification by [1], [2] and [3]. [3] is faster as compared to others so</text:p>
      <text:p text:style-name="P1">presenting the results using the algorithm from [3].</text:p>
      <text:p text:style-name="P1">All the results depend on the initial seed taken for rand.</text:p>
      <text:p text:style-name="P1"/>
      <text:p text:style-name="P5">Work Done: <text:span text:style-name="T2">As mentioned in the description, the aim is to find 2- block collision but our code only finds the first block in both the messages so that the required hash value difference occurs. All the codes(md5_single.cpp, md5_multi.cpp, md_klima.cpp) only find the first block of message 1 and check.cpp, given the first block of message 1 finds the first block of message 2 and finds the hash difference of the both the hashes.</text:span></text:p>
      <text:p text:style-name="P5"><text:span text:style-name="T2"/></text:p>
      <text:p text:style-name="P6">Link to Project: </text:p>
      <text:p text:style-name="P1"/>
      <text:p text:style-name="P1"><text:span text:style-name="T1">Libraries used :</text:span> For rand and srand</text:p>
      <text:p text:style-name="P1">#include &lt;time.h&gt;</text:p>
      <text:p text:style-name="P1">#include &lt;stdio.h&gt;</text:p>
      <text:p text:style-name="P1">#include &lt;stdlib.h&gt;</text:p>
      <text:p text:style-name="P1"/>
      <text:p text:style-name="P1"><text:span text:style-name="T1">Steps to run :</text:span> Outputs the message block of 1st message. Use [3] code for evaluation which gives</text:p>
      <text:p text:style-name="P1">output in around 8-15 minutes.</text:p>
      <text:p text:style-name="P1">For results using [1] – make single</text:p>
      <text:p text:style-name="P1">For results using [2] – make multi</text:p>
      <text:p text:style-name="P1">For results using [3] – make klima</text:p>
      <text:p text:style-name="P1"/>
      <text:p text:style-name="P3">References :</text:p>
      <text:p text:style-name="P1">1. https://link.springer.com/content/pdf/10.1007%2F11426639_2.pdf</text:p>
      <text:p text:style-name="P1">2. https://pdfs.semanticscholar.org/0603/6d71d60fd4a8a002f50bf2524ef9c3540717.pdf</text:p>
      <text:p text:style-name="P1">3. https://eprint.iacr.org/2005/102.pdf</text:p>
      <text:p text:style-name="P1">4. http://scholarworks.sjsu.edu/cgi/viewcontent.cgi?article=1020&amp;context=etd_projects</text:p>
      <text:p text:style-name="P1">5.</text:p>
      <text:p text:style-name="P1">https://www.nada.kth.se/utbildning/grukth/exjobb/rapportlistor/2009/rapporter09/ekera_martin_090</text:p>
      <text:p text:style-name="P1">08.pdf</text:p>
      <text:p text:style-name="P1">6. <text:a xlink:type="simple" xlink:href="http://cryptography.hyperlink.cz/MD5_collisions.html" text:style-name="Internet_20_link" text:visited-style-name="Visited_20_Internet_20_Link">http://cryptography.hyperlink.cz/MD5_collision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26:11.982666248</meta:creation-date>
    <dc:date>2018-05-07T16:55:07.212101742</dc:date>
    <meta:editing-duration>PT7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50" meta:character-count="1852" meta:non-whitespace-character-count="1628"/>
  </office:meta>
</office:document-meta>
</file>